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officeooo:rsid="000c2531" officeooo:paragraph-rsid="000c2531"/>
    </style:style>
    <style:style style:name="P2" style:family="paragraph" style:parent-style-name="Standard">
      <style:text-properties fo:language="de" fo:country="DE" officeooo:paragraph-rsid="001018f5"/>
    </style:style>
    <style:style style:name="P3" style:family="paragraph" style:parent-style-name="Standard">
      <style:text-properties fo:language="de" fo:country="DE" officeooo:rsid="0011a99b" officeooo:paragraph-rsid="0011a99b"/>
    </style:style>
    <style:style style:name="P4" style:family="paragraph" style:parent-style-name="Standard">
      <style:text-properties fo:language="de" fo:country="DE" officeooo:paragraph-rsid="0011a99b"/>
    </style:style>
    <style:style style:name="P5" style:family="paragraph" style:parent-style-name="Standard">
      <style:text-properties officeooo:paragraph-rsid="000e8a6c"/>
    </style:style>
    <style:style style:name="P6" style:family="paragraph" style:parent-style-name="Standard">
      <style:text-properties officeooo:paragraph-rsid="000fb889"/>
    </style:style>
    <style:style style:name="P7" style:family="paragraph" style:parent-style-name="Standard">
      <style:text-properties officeooo:rsid="001018f5" officeooo:paragraph-rsid="001018f5"/>
    </style:style>
    <style:style style:name="P8" style:family="paragraph" style:parent-style-name="Standard">
      <style:text-properties officeooo:paragraph-rsid="001018f5"/>
    </style:style>
    <style:style style:name="P9" style:family="paragraph" style:parent-style-name="Standard">
      <style:text-properties fo:language="de" fo:country="DE" officeooo:rsid="000c2531" officeooo:paragraph-rsid="000fb889"/>
    </style:style>
    <style:style style:name="P10" style:family="paragraph" style:parent-style-name="Standard">
      <style:text-properties officeooo:rsid="000c2531" officeooo:paragraph-rsid="000fb889"/>
    </style:style>
    <style:style style:name="P11" style:family="paragraph">
      <loext:graphic-properties draw:fill-color="#0000cc" draw:opacity="50%"/>
      <style:paragraph-properties fo:text-align="center"/>
    </style:style>
    <style:style style:name="P12" style:family="paragraph">
      <loext:graphic-properties draw:fill-color="#990000" draw:opacity="50%"/>
      <style:paragraph-properties fo:text-align="center"/>
    </style:style>
    <style:style style:name="P13" style:family="paragraph">
      <style:paragraph-properties fo:text-align="center"/>
    </style:style>
    <style:style style:name="T1" style:family="text">
      <style:text-properties officeooo:rsid="000e8a6c"/>
    </style:style>
    <style:style style:name="T2" style:family="text">
      <style:text-properties officeooo:rsid="000fb889"/>
    </style:style>
    <style:style style:name="T3" style:family="text">
      <style:text-properties style:text-position="super 58%" officeooo:rsid="000fb889"/>
    </style:style>
    <style:style style:name="T4" style:family="text">
      <style:text-properties style:text-position="0% 100%"/>
    </style:style>
    <style:style style:name="T5" style:family="text">
      <style:text-properties style:text-position="0% 100%" officeooo:rsid="000fb889"/>
    </style:style>
    <style:style style:name="T6" style:family="text">
      <style:text-properties style:text-position="0% 100%" officeooo:rsid="00114be8"/>
    </style:style>
    <style:style style:name="T7" style:family="text">
      <style:text-properties officeooo:rsid="00114be8"/>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14be8" style:font-style-asian="normal" style:font-weight-asian="normal" style:font-style-complex="normal" style:font-weight-complex="normal"/>
    </style:style>
    <style:style style:name="T10" style:family="text">
      <style:text-properties officeooo:rsid="0011a99b"/>
    </style:style>
    <style:style style:name="gr1" style:family="graphic">
      <style:graphic-properties draw:stroke="solid" svg:stroke-width="0.018cm" svg:stroke-color="#000000" svg:stroke-opacity="100%" draw:stroke-linejoin="round" draw:fill-color="#0000cc"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18cm" svg:stroke-color="#000000" svg:stroke-opacity="100%" draw:stroke-linejoin="round" draw:fill-color="#9900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18cm" svg:stroke-color="#000000" svg:stroke-opacity="100%" draw:stroke-linejoin="round" draw:fill-color="#9900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office:forms form:automatic-focus="false" form:apply-design-mode="false">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text_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path text:anchor-type="page" text:anchor-page-number="1" draw:z-index="0"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 draw:name="turtle" draw:style-name="gr1" draw:text-style-name="P11" svg:width="2.116cm" svg:height="2.116cm" svg:x="10.181cm" svg:y="20.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 draw:name="turtle" draw:style-name="gr1" draw:text-style-name="P11" svg:width="2.116cm" svg:height="2.116cm" svg:x="9.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 draw:name="turtle" draw:style-name="gr1" draw:text-style-name="P11" svg:width="2.116cm" svg:height="2.116cm" svg:x="6.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9"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0" draw:name="turtle" draw:style-name="gr1" draw:text-style-name="P11" svg:width="2.116cm" svg:height="2.116cm" svg:x="7.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1" draw:name="turtle" draw:style-name="gr1" draw:text-style-name="P11" svg:width="2.116cm" svg:height="2.116cm" svg:x="8.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2" draw:name="turtle" draw:style-name="gr1" draw:text-style-name="P11" svg:width="2.116cm" svg:height="2.116cm" svg:x="10.181cm" svg:y="19.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3" draw:name="turtle" draw:style-name="gr1" draw:text-style-name="P11" svg:width="2.116cm" svg:height="2.116cm" svg:x="10.181cm" svg:y="18.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4" draw:name="turtle" draw:style-name="gr1" draw:text-style-name="P11" svg:width="2.116cm" svg:height="2.116cm" svg:x="10.181cm" svg:y="17.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5" draw:name="turtle" draw:style-name="gr1" draw:text-style-name="P11" svg:width="2.116cm" svg:height="2.116cm" svg:x="10.181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6" draw:name="turtle" draw:style-name="gr1" draw:text-style-name="P11" svg:width="2.116cm" svg:height="2.116cm" svg:x="11.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7" draw:name="turtle" draw:style-name="gr1" draw:text-style-name="P11" svg:width="2.116cm" svg:height="2.116cm" svg:x="12.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8" draw:name="turtle" draw:style-name="gr1" draw:text-style-name="P11" svg:width="2.116cm" svg:height="2.116cm" svg:x="15.182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19" draw:name="turtle" draw:style-name="gr1" draw:text-style-name="P11" svg:width="2.116cm" svg:height="2.116cm" svg:x="13.182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0" draw:name="turtle" draw:style-name="gr1" draw:text-style-name="P11" svg:width="2.116cm" svg:height="2.116cm" svg:x="14.182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1" draw:name="turtle" draw:style-name="gr1" draw:text-style-name="P11" svg:width="2.116cm" svg:height="2.116cm" svg:x="16.182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2" draw:name="turtle" draw:style-name="gr1" draw:text-style-name="P11" svg:width="2.116cm" svg:height="2.116cm" svg:x="5.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3" draw:name="turtle" draw:style-name="gr1" draw:text-style-name="P11" svg:width="2.116cm" svg:height="2.116cm" svg:x="10.181cm" svg:y="22.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4" draw:name="turtle" draw:style-name="gr1" draw:text-style-name="P11" svg:width="2.116cm" svg:height="2.116cm" svg:x="10.181cm" svg:y="23.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5" draw:name="turtle" draw:style-name="gr1" draw:text-style-name="P11" svg:width="2.116cm" svg:height="2.116cm" svg:x="10.181cm" svg:y="24.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6" draw:name="turtle" draw:style-name="gr1" draw:text-style-name="P11" svg:width="2.116cm" svg:height="2.116cm" svg:x="10.181cm" svg:y="25.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7" draw:name="turtle" draw:style-name="gr1" draw:text-style-name="P11" svg:width="2.116cm" svg:height="2.116cm" svg:x="10.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8" draw:name="turtle" draw:style-name="gr1" draw:text-style-name="P11" svg:width="2.116cm" svg:height="2.116cm" svg:x="4.18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29"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0"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1"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2"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3"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4"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5"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6"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7"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8"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39"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0"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1"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2"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3"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4" draw:name="turtle" draw:style-name="gr2" draw:text-style-name="P12" svg:width="2.116cm" svg:height="2.116cm" svg:x="11.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5" draw:name="turtle" draw:style-name="gr1" draw:text-style-name="P11" svg:width="2.116cm" svg:height="2.116cm" svg:x="10.181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6" draw:name="turtle" draw:style-name="gr2" draw:text-style-name="P12" svg:width="2.116cm" svg:height="2.116cm" svg:x="12.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7" draw:name="turtle" draw:style-name="gr2" draw:text-style-name="P12" svg:width="2.116cm" svg:height="2.116cm" svg:x="13.182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8" draw:name="turtle" draw:style-name="gr2" draw:text-style-name="P12" svg:width="2.116cm" svg:height="2.116cm" svg:x="14.182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49" draw:name="turtle" draw:style-name="gr2" draw:text-style-name="P12" svg:width="2.116cm" svg:height="2.116cm" svg:x="15.182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0" draw:name="turtle" draw:style-name="gr2" draw:text-style-name="P12" svg:width="2.116cm" svg:height="2.116cm" svg:x="16.182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1" draw:name="turtle" draw:style-name="gr2" draw:text-style-name="P12" svg:width="2.116cm" svg:height="2.116cm" svg:x="17.182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2" draw:name="turtle" draw:style-name="gr2" draw:text-style-name="P12" svg:width="2.116cm" svg:height="2.116cm" svg:x="17.182cm" svg:y="24.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3" draw:name="turtle" draw:style-name="gr2" draw:text-style-name="P12" svg:width="2.116cm" svg:height="2.116cm" svg:x="10.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4" draw:name="turtle" draw:style-name="gr2" draw:text-style-name="P12" svg:width="2.116cm" svg:height="2.116cm" svg:x="9.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5" draw:name="turtle" draw:style-name="gr2" draw:text-style-name="P12" svg:width="2.116cm" svg:height="2.116cm" svg:x="8.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6" draw:name="turtle" draw:style-name="gr2" draw:text-style-name="P12" svg:width="2.116cm" svg:height="2.116cm" svg:x="6.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7" draw:name="turtle" draw:style-name="gr2" draw:text-style-name="P12" svg:width="2.116cm" svg:height="2.116cm" svg:x="7.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8" draw:name="turtle" draw:style-name="gr2" draw:text-style-name="P12" svg:width="2.116cm" svg:height="2.116cm" svg:x="5.181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59" draw:name="turtle" draw:style-name="gr2" draw:text-style-name="P12" svg:width="2.116cm" svg:height="2.116cm" svg:x="4.18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0" draw:name="turtle" draw:style-name="gr2" draw:text-style-name="P12" svg:width="2.116cm" svg:height="2.116cm" svg:x="3.18cm" svg:y="26.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1" draw:name="turtle" draw:style-name="gr2" draw:text-style-name="P12" svg:width="2.116cm" svg:height="2.116cm" svg:x="3.18cm" svg:y="25.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2" draw:name="turtle" draw:style-name="gr2" draw:text-style-name="P12" svg:width="2.116cm" svg:height="2.116cm" svg:x="3.18cm" svg:y="24.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3" draw:name="turtle" draw:style-name="gr2" draw:text-style-name="P12" svg:width="2.116cm" svg:height="2.116cm" svg:x="3.18cm" svg:y="23.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4" draw:name="turtle" draw:style-name="gr2" draw:text-style-name="P12" svg:width="2.116cm" svg:height="2.116cm" svg:x="3.18cm" svg:y="22.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5" draw:name="turtle" draw:style-name="gr2" draw:text-style-name="P12" svg:width="2.116cm" svg:height="2.116cm" svg:x="3.18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6" draw:name="turtle" draw:style-name="gr2" draw:text-style-name="P12" svg:width="2.116cm" svg:height="2.116cm" svg:x="3.18cm" svg:y="20.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7" draw:name="turtle" draw:style-name="gr2" draw:text-style-name="P12" svg:width="2.116cm" svg:height="2.116cm" svg:x="3.18cm" svg:y="19.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8" draw:name="turtle" draw:style-name="gr2" draw:text-style-name="P12" svg:width="2.116cm" svg:height="2.116cm" svg:x="3.18cm" svg:y="18.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69" draw:name="turtle" draw:style-name="gr2" draw:text-style-name="P12" svg:width="2.116cm" svg:height="2.116cm" svg:x="7.181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0" draw:name="turtle" draw:style-name="gr2" draw:text-style-name="P12" svg:width="2.116cm" svg:height="2.116cm" svg:x="6.181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1" draw:name="turtle" draw:style-name="gr2" draw:text-style-name="P12" svg:width="2.116cm" svg:height="2.116cm" svg:x="5.181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2" draw:name="turtle" draw:style-name="gr2" draw:text-style-name="P12" svg:width="2.116cm" svg:height="2.116cm" svg:x="4.18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3" draw:name="turtle" draw:style-name="gr2" draw:text-style-name="P12" svg:width="2.116cm" svg:height="2.116cm" svg:x="3.18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4" draw:name="turtle" draw:style-name="gr2" draw:text-style-name="P12" svg:width="2.116cm" svg:height="2.116cm" svg:x="9.186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5" draw:name="turtle" draw:style-name="gr2" draw:text-style-name="P12" svg:width="2.116cm" svg:height="2.116cm" svg:x="3.18cm" svg:y="17.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6" draw:name="turtle" draw:style-name="gr2" draw:text-style-name="P12" svg:width="2.116cm" svg:height="2.116cm" svg:x="8.186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7" draw:name="turtle" draw:style-name="gr2" draw:text-style-name="P12" svg:width="2.116cm" svg:height="2.116cm" svg:x="10.186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8" draw:name="turtle" draw:style-name="gr2" draw:text-style-name="P12" svg:width="2.116cm" svg:height="2.116cm" svg:x="12.187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79" draw:name="turtle" draw:style-name="gr2" draw:text-style-name="P12" svg:width="2.116cm" svg:height="2.116cm" svg:x="11.187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0" draw:name="turtle" draw:style-name="gr2" draw:text-style-name="P12" svg:width="2.116cm" svg:height="2.116cm" svg:x="13.187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1" draw:name="turtle" draw:style-name="gr2" draw:text-style-name="P12" svg:width="2.116cm" svg:height="2.116cm" svg:x="17.182cm" svg:y="25.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2" draw:name="turtle" draw:style-name="gr2" draw:text-style-name="P12" svg:width="2.116cm" svg:height="2.116cm" svg:x="17.182cm" svg:y="23.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3" draw:name="turtle" draw:style-name="gr2" draw:text-style-name="P12" svg:width="2.116cm" svg:height="2.116cm" svg:x="17.182cm" svg:y="21.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4" draw:name="turtle" draw:style-name="gr2" draw:text-style-name="P12" svg:width="2.116cm" svg:height="2.116cm" svg:x="17.182cm" svg:y="22.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5" draw:name="turtle" draw:style-name="gr2" draw:text-style-name="P12" svg:width="2.116cm" svg:height="2.116cm" svg:x="17.182cm" svg:y="20.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6" draw:name="turtle" draw:style-name="gr2" draw:text-style-name="P12" svg:width="2.116cm" svg:height="2.116cm" svg:x="17.182cm" svg:y="18.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draw:path>
      <draw:path text:anchor-type="page" text:anchor-page-number="1" draw:z-index="87" draw:name="turtle" draw:style-name="gr3" draw:text-style-name="P12" svg:width="2.116cm" svg:height="2.116cm" svg:x="17.182cm" svg:y="19.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88" draw:name="turtle" draw:style-name="gr3" draw:text-style-name="P12" svg:width="2.116cm" svg:height="2.116cm" svg:x="17.182cm" svg:y="17.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89" draw:name="turtle" draw:style-name="gr3" draw:text-style-name="P12" svg:width="2.116cm" svg:height="2.116cm" svg:x="17.182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90" draw:name="turtle" draw:style-name="gr3" draw:text-style-name="P12" svg:width="2.116cm" svg:height="2.116cm" svg:x="14.182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91" draw:name="turtle" draw:style-name="gr3" draw:text-style-name="P12" svg:width="2.116cm" svg:height="2.116cm" svg:x="16.182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92" draw:name="turtle" draw:style-name="gr3" draw:text-style-name="P12" svg:width="2.116cm" svg:height="2.116cm" svg:x="15.182cm" svg:y="16.514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draw:path text:anchor-type="page" text:anchor-page-number="1" draw:z-index="93" draw:name="turtle" draw:style-name="gr3" draw:text-style-name="P12" svg:width="2.116cm" svg:height="2.116cm" svg:x="17.182cm" svg:y="25.515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
        <text:p text:style-name="P13"/>
        <text:p text:style-name="P13"/>
        <text:p text:style-name="P13"/>
        <text:p text:style-name="P13"/>
      </draw:path>
      <text:p text:style-name="P1"/>
      <text:p text:style-name="P1">Hallo Moritz,</text:p>
      <text:p text:style-name="P1"/>
      <text:p text:style-name="P9">Ich selle mich vor: </text:p>
      <text:p text:style-name="P10">Ich heiBe Louis, ich bin 13 jahre alte und ich habe ein bruder Theo wer hat 9 jahre alte…</text:p>
      <text:p text:style-name="P6"><text:span text:style-name="T1">Ich wohne 8 rue Victor Scoelcher in Cachan wo <text:s/>ich bin ausgebildet ins der College "Paulbert" wer ich bin in 4</text:span><text:span text:style-name="T3">ème</text:span></text:p>
      <text:p text:style-name="P6"><text:span text:style-name="T2">Mein Pater arbeiteit in Paris als Ingenieur</text:span><text:span text:style-name="T5"> und Ich spiele Queflöte von vier Jahre.</text:span></text:p>
      <text:p text:style-name="Standard"/>
      <text:p text:style-name="P7"><text:span text:style-name="T5">W</text:span><text:span text:style-name="T4">enn ich nichts zu tun habe : Ich mache sports (tennis table…) , ich </text:span><text:span text:style-name="T6">lese Romane,</text:span></text:p>
      <text:p text:style-name="P2"><text:bookmark text:name="result_box1"/><text:span text:style-name="T8">Ich mag es, kleine Algorithmen zu erstellen </text:span><text:span text:style-name="T9">in</text:span><text:bookmark text:name="result_box2"/> Programmiersprachen <text:span text:style-name="T7">(</text:span>wie <text:span text:style-name="T7">Scratch or Ruby)!</text:span></text:p>
      <text:p text:style-name="P4"><text:span text:style-name="T10">Aber meine Leidenschaft ist von e</text:span>rstelle kleine Videospiele <text:span text:style-name="T10">on mein Computer</text:span></text:p>
      <text:p text:style-name="P3"/>
      <text:p text:style-name="P8"/>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15:49.596461241</meta:creation-date>
    <dc:date>2018-04-16T09:03:52.807245255</dc:date>
    <meta:editing-duration>PT27M37S</meta:editing-duration>
    <meta:editing-cycles>8</meta:editing-cycles>
    <meta:generator>LibreOffice/5.2.6.2$Linux_X86_64 LibreOffice_project/a3100ed2409ebf1c212f5048fbe377c281438fdc</meta:generator>
    <meta:document-statistic meta:table-count="0" meta:image-count="0" meta:object-count="0" meta:page-count="1" meta:paragraph-count="8" meta:word-count="100" meta:character-count="564" meta:non-whitespace-character-count="470"/>
  </office:meta>
</office:document-meta>
</file>